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US 1301 Cube in Labyrinth Solution</text:p>
      <text:p text:style-name="Standard">本作品采用<text:a xlink:type="simple" xlink:href="http://creativecommons.org/licenses/by-nc-sa/3.0/">知识共享署名-非商业性使用-相同方式共享 3.0 Unported许可协议</text:a>进行许可</text:p>
      <text:p text:style-name="Standard">write by Gestalt Lur</text:p>
      <text:p text:style-name="Standard">2012-07-15</text:p>
      <text:p text:style-name="Standard">题目链接 http://acm.timus.ru/problem.aspx?space=1&amp;num=1301</text:p>
      <text:p text:style-name="Standard">题目大意</text:p>
      <text:p text:style-name="Standard"><text:tab/>在一个X*Y的网格上有一个与网格等宽的方块。给定开始和结束的位置，方块要从开始位置滚动到结束位置，并且在一些网格之间因为有障碍而不可达。要求在结束位置时方块向上的一面必须和开始时一样。求从开始到结束的最短路径的长度。</text:p>
      <text:p text:style-name="Standard">算法分析</text:p>
      <text:p text:style-name="Standard"><text:tab/>搜索即可，方块的朝向可以预先定义其向四个方向翻转时各个面的变化情况。</text:p>
      <text:p text:style-name="Standard">参考代码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TIMUS 1301</text:p>
            <text:p text:style-name="Table_20_Contents"><text:s text:c="2"/>2012-07-10</text:p>
            <text:p text:style-name="Table_20_Contents"><text:s text:c="2"/>ACCEPTED</text:p>
            <text:p text:style-name="Table_20_Contents"><text:s text:c="2"/>gestapolur</text:p>
            <text:p text:style-name="Table_20_Contents">*/</text:p>
            <text:p text:style-name="Table_20_Contents">#include&lt;cstdlib&gt;</text:p>
            <text:p text:style-name="Table_20_Contents">#include&lt;cstdio&gt;</text:p>
            <text:p text:style-name="Table_20_Contents">#define MAXN 11</text:p>
            <text:p text:style-name="Table_20_Contents">#define INF 1 &lt;&lt; 30</text:p>
            <text:p text:style-name="Table_20_Contents"/>
            <text:p text:style-name="Table_20_Contents">const int rol[ 4 ][ 7 ] = { { 0 , 6 , 2 , 5 , 4 , 1 , 3 } ,</text:p>
            <text:p text:style-name="Table_20_Contents"><text:tab/><text:tab/><text:tab/> <text:s text:c="6"/>{ 0 , 5 , 2 , 6 , 4 , 3 , 1 } ,</text:p>
            <text:p text:style-name="Table_20_Contents"><text:tab/><text:tab/><text:tab/> <text:s text:c="6"/>{ 0 , 2 , 3 , 4 , 1 , 5 , 6 } ,</text:p>
            <text:p text:style-name="Table_20_Contents"><text:tab/><text:tab/><text:tab/> <text:s text:c="6"/>{ 0 , 4 , 1 , 2 , 3 , 5 , 6 } };</text:p>
            <text:p text:style-name="Table_20_Contents"/>
            <text:p text:style-name="Table_20_Contents">int n , m;</text:p>
            <text:p text:style-name="Table_20_Contents">int s1 , s2 , e1 , e2;</text:p>
            <text:p text:style-name="Table_20_Contents">bool lnk[ MAXN ][ MAXN ][ MAXN ][ MAXN ];</text:p>
            <text:p text:style-name="Table_20_Contents">int d[ MAXN ][ MAXN ][ 7 ];</text:p>
            <text:p text:style-name="Table_20_Contents"/>
            <text:p text:style-name="Table_20_Contents">void init()</text:p>
            <text:p text:style-name="Table_20_Contents">{</text:p>
            <text:p text:style-name="Table_20_Contents"><text:s text:c="2"/>int i , j , k;</text:p>
            <text:p text:style-name="Table_20_Contents"><text:s text:c="2"/>int t1 , t2;</text:p>
            <text:p text:style-name="Table_20_Contents"><text:s text:c="2"/>char ch;</text:p>
            <text:p text:style-name="Table_20_Contents"><text:s text:c="2"/>scanf( "%d%d%d%d%d%d%c" , &amp;n , &amp;m , &amp;s1 , &amp;s2 , &amp;e1 , &amp;e2 , &amp;ch );</text:p>
            <text:p text:style-name="Table_20_Contents"><text:s text:c="2"/>ch = getchar();</text:p>
            <text:p text:style-name="Table_20_Contents"><text:s text:c="2"/></text:p>
            <text:p text:style-name="Table_20_Contents"><text:s text:c="2"/>for( i = 1 ; i &lt;= n ; ++ i )</text:p>
            <text:p text:style-name="Table_20_Contents"><text:s text:c="4"/>for( j = 1 ; j &lt;= m ; ++ j )</text:p>
            <text:p text:style-name="Table_20_Contents"><text:s text:c="6"/>for( k = 1 ; k &lt;= 6 ; ++ k )</text:p>
            <text:p text:style-name="Table_20_Contents"><text:tab/>d[ i ][ j ][ k ] = INF;</text:p>
            <text:p text:style-name="Table_20_Contents"><text:s text:c="2"/>d[ s1 ][ s2 ][ 1 ] = 0;</text:p>
            <text:p text:style-name="Table_20_Contents"/>
            <text:p text:style-name="Table_20_Contents"><text:s text:c="2"/>while( scanf( "%d" , &amp;t1 ) ) </text:p>
            <text:p text:style-name="Table_20_Contents"><text:soft-page-break/><text:s text:c="4"/>{</text:p>
            <text:p text:style-name="Table_20_Contents"><text:s text:c="6"/>if( t1 == int( 'h' ) )</text:p>
            <text:p text:style-name="Table_20_Contents"><text:tab/>break; <text:s text:c="4"/></text:p>
            <text:p text:style-name="Table_20_Contents"><text:s text:c="6"/>scanf( "%d" , &amp;t2 );</text:p>
            <text:p text:style-name="Table_20_Contents"><text:s text:c="6"/>lnk[ t1 ][ t2 ][ t1 + 1 ][ t2 ] = true;</text:p>
            <text:p text:style-name="Table_20_Contents"><text:s text:c="6"/>lnk[ t1 + 1 ][ t2 ][ t1 ][ t2 ] = true;</text:p>
            <text:p text:style-name="Table_20_Contents"><text:s text:c="4"/>}</text:p>
            <text:p text:style-name="Table_20_Contents"><text:s text:c="2"/></text:p>
            <text:p text:style-name="Table_20_Contents"><text:s text:c="2"/>getchar();</text:p>
            <text:p text:style-name="Table_20_Contents"><text:s text:c="2"/>while( scanf("%d%d" , &amp;t1 , &amp;t2 ) not_eq EOF )</text:p>
            <text:p text:style-name="Table_20_Contents"><text:s text:c="4"/>{</text:p>
            <text:p text:style-name="Table_20_Contents"><text:s text:c="6"/>lnk[ t1 ][ t2 ][ t1 ][ t2 + 1 ] = true;</text:p>
            <text:p text:style-name="Table_20_Contents"><text:s text:c="6"/>lnk[ t1 ][ t2 + 1 ][ t1 ][ t2 ] = true;</text:p>
            <text:p text:style-name="Table_20_Contents"><text:s text:c="4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void dfs( int p1 , int p2 , int ups )</text:p>
            <text:p text:style-name="Table_20_Contents">{</text:p>
            <text:p text:style-name="Table_20_Contents"><text:s text:c="2"/>//down</text:p>
            <text:p text:style-name="Table_20_Contents"><text:s text:c="2"/>if( p1 + 1 &lt;= n and not lnk[ p1 ][ p2 ][ p1 + 1 ][ p2 ] </text:p>
            <text:p text:style-name="Table_20_Contents"><text:s text:c="6"/>and d[ p1 + 1 ][ p2 ][ rol[ 0 ][ ups ] ] &gt; d[ p1 ][ p2 ][ ups ] + 1 )</text:p>
            <text:p text:style-name="Table_20_Contents"><text:s text:c="4"/>{</text:p>
            <text:p text:style-name="Table_20_Contents"><text:s text:c="6"/>d[ p1 + 1 ][ p2 ][ rol[ 0 ][ ups ] ] = d[ p1 ][ p2 ][ ups ] + 1;</text:p>
            <text:p text:style-name="Table_20_Contents"><text:s text:c="6"/>dfs( p1 + 1 , p2 , rol[ 0 ][ ups ] );</text:p>
            <text:p text:style-name="Table_20_Contents"><text:s text:c="4"/>}</text:p>
            <text:p text:style-name="Table_20_Contents"><text:s text:c="2"/>//up</text:p>
            <text:p text:style-name="Table_20_Contents"><text:s text:c="2"/>if( p1 - 1 &gt; 0 and not lnk[ p1 ][ p2 ][ p1 - 1 ][ p2 ]</text:p>
            <text:p text:style-name="Table_20_Contents"><text:s text:c="6"/>and d[ p1 - 1 ][ p2 ][ rol[ 1 ][ ups ] ] &gt; d[ p1 ][ p2 ][ ups ] + 1 )</text:p>
            <text:p text:style-name="Table_20_Contents"><text:s text:c="4"/>{</text:p>
            <text:p text:style-name="Table_20_Contents"><text:s text:c="6"/>d[ p1 - 1 ][ p2 ][ rol[ 1 ][ ups ] ] = d[ p1 ][ p2 ][ ups ] + 1;</text:p>
            <text:p text:style-name="Table_20_Contents"><text:s text:c="6"/>dfs( p1 - 1 , p2 , rol[ 1 ][ ups ] );</text:p>
            <text:p text:style-name="Table_20_Contents"><text:s text:c="4"/>}</text:p>
            <text:p text:style-name="Table_20_Contents"><text:s text:c="2"/>//right</text:p>
            <text:p text:style-name="Table_20_Contents"><text:s text:c="2"/>if( p2 + 1 &lt;= m and not lnk[ p1 ][ p2 ][ p1 ][ p2 + 1 ] </text:p>
            <text:p text:style-name="Table_20_Contents"><text:s text:c="6"/>and d[ p1 ][ p2 + 1 ][ rol[ 2 ][ ups ] ] &gt; d[ p1 ][ p2 ][ ups ] + 1 )</text:p>
            <text:p text:style-name="Table_20_Contents"><text:s text:c="4"/>{</text:p>
            <text:p text:style-name="Table_20_Contents"><text:s text:c="6"/>d[ p1 ][ p2 + 1 ][ rol[ 2 ][ ups ] ] = d[ p1 ][ p2 ][ ups ] + 1;</text:p>
            <text:p text:style-name="Table_20_Contents"><text:s text:c="6"/>dfs( p1 , p2 + 1 , rol[ 2 ][ ups ] );</text:p>
            <text:p text:style-name="Table_20_Contents"><text:s text:c="4"/>}</text:p>
            <text:p text:style-name="Table_20_Contents"><text:s text:c="2"/>//left</text:p>
            <text:p text:style-name="Table_20_Contents"><text:s text:c="2"/>if( p2 - 1 &gt; 0 and not lnk[ p1 ][ p2 ][ p1 ][ p2 - 1 ] </text:p>
            <text:p text:style-name="Table_20_Contents"><text:s text:c="6"/>and d[ p1 ][ p2 - 1 ][ rol[ 3 ][ ups ] ] &gt; d[ p1 ][ p2 ][ ups ] + 1 )</text:p>
            <text:p text:style-name="Table_20_Contents"><text:s text:c="4"/>{</text:p>
            <text:p text:style-name="Table_20_Contents"><text:s text:c="6"/>d[ p1 ][ p2 - 1 ][ rol[ 3 ][ ups ] ] = d[ p1 ][ p2 ][ ups ] + 1;</text:p>
            <text:p text:style-name="Table_20_Contents"><text:s text:c="6"/>dfs( p1 , p2 - 1 , rol[ 3 ][ ups ] );</text:p>
            <text:p text:style-name="Table_20_Contents"><text:s text:c="4"/>}</text:p>
            <text:p text:style-name="Table_20_Contents"/>
            <text:p text:style-name="Table_20_Contents"><text:soft-page-break/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init();</text:p>
            <text:p text:style-name="Table_20_Contents"><text:s text:c="2"/>dfs( s1 , s2 , 1 );</text:p>
            <text:p text:style-name="Table_20_Contents"><text:s text:c="2"/>if( d[ e1 ][ e2 ][ 1 ] not_eq INF )</text:p>
            <text:p text:style-name="Table_20_Contents"><text:s text:c="4"/>printf( "%d\n" , d[ e1 ][ e2 ][ 1 ] );</text:p>
            <text:p text:style-name="Table_20_Contents"><text:s text:c="2"/>else</text:p>
            <text:p text:style-name="Table_20_Contents"><text:s text:c="4"/>printf( "No solution\n" );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7-16T08:43:02</dc:date>
    <dc:creator>csuacm </dc:creator>
    <meta:editing-duration>PT14M55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3" meta:paragraph-count="100" meta:word-count="733" meta:character-count="2646" meta:non-whitespace-character-count="1765"/>
  </office:meta>
</office:document-meta>
</file>